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The Rise and Fall of Waterfall</text:h>
      <text:p text:style-name="Text_20_body"/>
      <text:p text:style-name="Text_20_body">El video trata sobre el modelo en cascada y la interpretación que tuvieron quienes lo usaron. Su creador insistió en que ese modelo solo seria utilizable bajo ciertas circunstancias, pero éste y su modelo fueron duramente castigados de forma inju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4-09T13:10:57</meta:creation-date>
    <meta:document-statistic meta:table-count="0" meta:image-count="0" meta:object-count="0" meta:page-count="1" meta:paragraph-count="2" meta:word-count="46" meta:character-count="280" meta:non-whitespace-character-count="236"/>
    <dc:date>2012-04-09T13:13:28</dc:date>
    <dc:creator>nacho </dc:creator>
    <meta:editing-duration>PT2M31S</meta:editing-duration>
    <meta:editing-cycles>1</meta:editing-cycles>
    <meta:generator>LibreOffice/3.4$Linux LibreOffice_project/340m1$Build-402</meta:generator>
  </office:meta>
</office:document-meta>
</file>